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2d35" officeooo:paragraph-rsid="00072d35"/>
    </style:style>
    <style:style style:name="P2" style:family="paragraph" style:parent-style-name="Standard">
      <style:text-properties officeooo:rsid="0007a4a6" officeooo:paragraph-rsid="0007a4a6"/>
    </style:style>
    <style:style style:name="P3" style:family="paragraph" style:parent-style-name="Standard">
      <style:text-properties officeooo:rsid="0007a4a6" officeooo:paragraph-rsid="0008c997"/>
    </style:style>
    <style:style style:name="P4" style:family="paragraph" style:parent-style-name="Standard">
      <style:text-properties officeooo:rsid="0007a4a6" officeooo:paragraph-rsid="000dc9ee"/>
    </style:style>
    <style:style style:name="P5" style:family="paragraph" style:parent-style-name="Standard">
      <style:text-properties officeooo:paragraph-rsid="0007a4a6"/>
    </style:style>
    <style:style style:name="P6" style:family="paragraph" style:parent-style-name="Standard">
      <style:text-properties officeooo:paragraph-rsid="0008c997"/>
    </style:style>
    <style:style style:name="P7" style:family="paragraph" style:parent-style-name="Standard">
      <style:text-properties officeooo:rsid="0008c997" officeooo:paragraph-rsid="0008c997"/>
    </style:style>
    <style:style style:name="P8" style:family="paragraph" style:parent-style-name="Standard">
      <style:text-properties officeooo:rsid="0008c997" officeooo:paragraph-rsid="00143699"/>
    </style:style>
    <style:style style:name="P9" style:family="paragraph" style:parent-style-name="Standard">
      <style:text-properties officeooo:rsid="0008c997" officeooo:paragraph-rsid="0015b1db"/>
    </style:style>
    <style:style style:name="P10" style:family="paragraph" style:parent-style-name="Standard">
      <style:text-properties fo:color="#00a933" officeooo:rsid="00072d35" officeooo:paragraph-rsid="00072d35"/>
    </style:style>
    <style:style style:name="P11" style:family="paragraph" style:parent-style-name="Standard">
      <style:text-properties fo:color="#00a933" officeooo:rsid="0007a4a6" officeooo:paragraph-rsid="0007a4a6"/>
    </style:style>
    <style:style style:name="P12" style:family="paragraph" style:parent-style-name="Standard">
      <style:text-properties fo:color="#00a933" officeooo:rsid="00138eb3" officeooo:paragraph-rsid="00138eb3"/>
    </style:style>
    <style:style style:name="P13" style:family="paragraph" style:parent-style-name="Standard">
      <style:text-properties fo:color="#00a933" officeooo:rsid="000a8ad2" officeooo:paragraph-rsid="00143699"/>
    </style:style>
    <style:style style:name="P14" style:family="paragraph" style:parent-style-name="Standard">
      <style:text-properties fo:color="#00a933" officeooo:rsid="002b6af5" officeooo:paragraph-rsid="002b6af5"/>
    </style:style>
    <style:style style:name="P15" style:family="paragraph" style:parent-style-name="Standard">
      <style:text-properties fo:color="#00a933" officeooo:rsid="000dc9ee" officeooo:paragraph-rsid="001956db"/>
    </style:style>
    <style:style style:name="P16" style:family="paragraph" style:parent-style-name="Standard">
      <style:text-properties fo:color="#00a933" officeooo:rsid="000e7a6c" officeooo:paragraph-rsid="001956db"/>
    </style:style>
    <style:style style:name="P17" style:family="paragraph" style:parent-style-name="Standard">
      <style:text-properties officeooo:rsid="000a8ad2" officeooo:paragraph-rsid="000a8ad2"/>
    </style:style>
    <style:style style:name="P18" style:family="paragraph" style:parent-style-name="Standard">
      <style:text-properties officeooo:rsid="000a8ad2" officeooo:paragraph-rsid="00143699"/>
    </style:style>
    <style:style style:name="P19" style:family="paragraph" style:parent-style-name="Standard">
      <style:text-properties officeooo:rsid="000a8ad2" officeooo:paragraph-rsid="001956db"/>
    </style:style>
    <style:style style:name="P20" style:family="paragraph" style:parent-style-name="Standard">
      <style:text-properties officeooo:rsid="000a8ad2" officeooo:paragraph-rsid="001ba1cc"/>
    </style:style>
    <style:style style:name="P21" style:family="paragraph" style:parent-style-name="Standard">
      <style:text-properties officeooo:rsid="000a8ad2" officeooo:paragraph-rsid="0015b1db"/>
    </style:style>
    <style:style style:name="P22" style:family="paragraph" style:parent-style-name="Standard">
      <style:text-properties officeooo:rsid="000a8ad2" officeooo:paragraph-rsid="000c4d88"/>
    </style:style>
    <style:style style:name="P23" style:family="paragraph" style:parent-style-name="Standard">
      <style:text-properties officeooo:rsid="000dc9ee" officeooo:paragraph-rsid="001956db"/>
    </style:style>
    <style:style style:name="P24" style:family="paragraph" style:parent-style-name="Standard">
      <style:text-properties officeooo:rsid="000dc9ee" officeooo:paragraph-rsid="0008c997"/>
    </style:style>
    <style:style style:name="P25" style:family="paragraph" style:parent-style-name="Standard">
      <style:text-properties officeooo:rsid="00138eb3" officeooo:paragraph-rsid="00138eb3"/>
    </style:style>
    <style:style style:name="P26" style:family="paragraph" style:parent-style-name="Standard">
      <style:text-properties officeooo:rsid="00138eb3" officeooo:paragraph-rsid="002423b7"/>
    </style:style>
    <style:style style:name="P27" style:family="paragraph" style:parent-style-name="Standard">
      <style:text-properties officeooo:rsid="00138eb3" officeooo:paragraph-rsid="00072d35"/>
    </style:style>
    <style:style style:name="P28" style:family="paragraph" style:parent-style-name="Standard">
      <style:text-properties fo:color="#800080" officeooo:rsid="00138eb3" officeooo:paragraph-rsid="00138eb3"/>
    </style:style>
    <style:style style:name="P29" style:family="paragraph" style:parent-style-name="Standard">
      <style:text-properties fo:color="#800080" officeooo:rsid="00072d35" officeooo:paragraph-rsid="00209438"/>
    </style:style>
    <style:style style:name="P30" style:family="paragraph" style:parent-style-name="Standard">
      <style:text-properties fo:color="#800080" officeooo:rsid="00143699" officeooo:paragraph-rsid="001ba1cc"/>
    </style:style>
    <style:style style:name="P31" style:family="paragraph" style:parent-style-name="Standard">
      <style:text-properties fo:color="#800080" officeooo:rsid="0015b1db" officeooo:paragraph-rsid="0015b1db"/>
    </style:style>
    <style:style style:name="P32" style:family="paragraph" style:parent-style-name="Standard">
      <style:text-properties fo:color="#800080" officeooo:rsid="0015b1db" officeooo:paragraph-rsid="001ba1cc"/>
    </style:style>
    <style:style style:name="P33" style:family="paragraph" style:parent-style-name="Standard">
      <style:text-properties fo:color="#800080" officeooo:rsid="0015b1db" officeooo:paragraph-rsid="0038f09f"/>
    </style:style>
    <style:style style:name="P34" style:family="paragraph" style:parent-style-name="Standard">
      <style:text-properties fo:color="#800080" officeooo:rsid="002b6af5" officeooo:paragraph-rsid="002b6af5"/>
    </style:style>
    <style:style style:name="P35" style:family="paragraph" style:parent-style-name="Standard">
      <style:text-properties fo:color="#800080" fo:font-weight="bold" officeooo:rsid="00072d35" officeooo:paragraph-rsid="00209438" style:font-weight-asian="bold" style:font-weight-complex="bold"/>
    </style:style>
    <style:style style:name="P36" style:family="paragraph" style:parent-style-name="Standard">
      <style:text-properties fo:color="#800080" fo:font-weight="bold" officeooo:rsid="00143699" officeooo:paragraph-rsid="00143699" style:font-weight-asian="bold" style:font-weight-complex="bold"/>
    </style:style>
    <style:style style:name="P37" style:family="paragraph" style:parent-style-name="Standard">
      <style:text-properties fo:color="#800080" officeooo:rsid="001d37e5" officeooo:paragraph-rsid="0038f09f"/>
    </style:style>
    <style:style style:name="P38" style:family="paragraph" style:parent-style-name="Standard">
      <style:text-properties officeooo:paragraph-rsid="00072d35"/>
    </style:style>
    <style:style style:name="P39" style:family="paragraph" style:parent-style-name="Standard">
      <style:text-properties officeooo:paragraph-rsid="00138eb3"/>
    </style:style>
    <style:style style:name="P40" style:family="paragraph" style:parent-style-name="Standard">
      <style:text-properties officeooo:paragraph-rsid="00143699"/>
    </style:style>
    <style:style style:name="P41" style:family="paragraph" style:parent-style-name="Standard">
      <style:text-properties officeooo:rsid="00143699" officeooo:paragraph-rsid="00143699"/>
    </style:style>
    <style:style style:name="P42" style:family="paragraph" style:parent-style-name="Standard">
      <style:text-properties fo:color="#000000" officeooo:rsid="0017af48" officeooo:paragraph-rsid="0017af48"/>
    </style:style>
    <style:style style:name="P43" style:family="paragraph" style:parent-style-name="Standard">
      <style:text-properties fo:color="#000000" officeooo:rsid="0036017f" officeooo:paragraph-rsid="0036017f" fo:background-color="#66ff00"/>
    </style:style>
    <style:style style:name="P44" style:family="paragraph" style:parent-style-name="Standard">
      <style:text-properties fo:color="#0339aa" officeooo:rsid="0017af48" officeooo:paragraph-rsid="0017af48"/>
    </style:style>
    <style:style style:name="P45" style:family="paragraph" style:parent-style-name="Standard">
      <style:text-properties fo:color="#0339aa" officeooo:rsid="001ba1cc" officeooo:paragraph-rsid="00143699"/>
    </style:style>
    <style:style style:name="P46" style:family="paragraph" style:parent-style-name="Standard">
      <style:text-properties fo:color="#111111" officeooo:rsid="0015b1db" officeooo:paragraph-rsid="001d37e5"/>
    </style:style>
    <style:style style:name="P47" style:family="paragraph" style:parent-style-name="Standard">
      <style:text-properties officeooo:paragraph-rsid="001ab63d"/>
    </style:style>
    <style:style style:name="P48" style:family="paragraph" style:parent-style-name="Standard">
      <style:text-properties officeooo:rsid="001ab63d" officeooo:paragraph-rsid="001ab63d"/>
    </style:style>
    <style:style style:name="P49" style:family="paragraph" style:parent-style-name="Standard">
      <style:text-properties officeooo:rsid="001ba1cc" officeooo:paragraph-rsid="001ba1cc"/>
    </style:style>
    <style:style style:name="P50" style:family="paragraph" style:parent-style-name="Standard">
      <style:text-properties officeooo:rsid="001ba1cc" officeooo:paragraph-rsid="0007a4a6"/>
    </style:style>
    <style:style style:name="P51" style:family="paragraph" style:parent-style-name="Standard">
      <style:text-properties officeooo:rsid="001ba1cc" officeooo:paragraph-rsid="0038f09f"/>
    </style:style>
    <style:style style:name="P52" style:family="paragraph" style:parent-style-name="Standard">
      <style:text-properties officeooo:rsid="00291dcb" officeooo:paragraph-rsid="00291dcb"/>
    </style:style>
    <style:style style:name="P53" style:family="paragraph" style:parent-style-name="Standard">
      <style:text-properties fo:font-weight="bold" officeooo:rsid="00072d35" officeooo:paragraph-rsid="00209438" style:font-weight-asian="bold" style:font-weight-complex="bold"/>
    </style:style>
    <style:style style:name="P54" style:family="paragraph" style:parent-style-name="Standard">
      <style:text-properties officeooo:rsid="003064e5" officeooo:paragraph-rsid="003064e5"/>
    </style:style>
    <style:style style:name="P55" style:family="paragraph" style:parent-style-name="Standard">
      <style:text-properties officeooo:rsid="003064e5" officeooo:paragraph-rsid="003088d5"/>
    </style:style>
    <style:style style:name="P56" style:family="paragraph" style:parent-style-name="Standard">
      <style:text-properties officeooo:rsid="001ba1cc" officeooo:paragraph-rsid="003064e5" fo:background-color="#ffff00"/>
    </style:style>
    <style:style style:name="P57" style:family="paragraph" style:parent-style-name="Standard">
      <style:text-properties officeooo:rsid="003088d5" officeooo:paragraph-rsid="003088d5"/>
    </style:style>
    <style:style style:name="P58" style:family="paragraph" style:parent-style-name="Standard">
      <style:text-properties fo:font-size="32pt" officeooo:rsid="000c4d88" officeooo:paragraph-rsid="001956db" style:font-size-asian="32pt" style:font-size-complex="32pt"/>
    </style:style>
    <style:style style:name="P59" style:family="paragraph" style:parent-style-name="Standard">
      <style:text-properties fo:font-size="32pt" officeooo:rsid="0008c997" officeooo:paragraph-rsid="00143699" style:font-size-asian="32pt" style:font-size-complex="32pt"/>
    </style:style>
    <style:style style:name="P60" style:family="paragraph" style:parent-style-name="Standard">
      <style:text-properties fo:font-size="32pt" officeooo:rsid="0007a4a6" officeooo:paragraph-rsid="0007a4a6" style:font-size-asian="32pt" style:font-size-complex="32pt"/>
    </style:style>
    <style:style style:name="P61" style:family="paragraph" style:parent-style-name="Standard">
      <style:text-properties officeooo:paragraph-rsid="00209438"/>
    </style:style>
    <style:style style:name="P62" style:family="paragraph" style:parent-style-name="Standard">
      <style:text-properties officeooo:rsid="0036017f" officeooo:paragraph-rsid="0036017f" fo:background-color="#66ff00"/>
    </style:style>
    <style:style style:name="P63" style:family="paragraph" style:parent-style-name="Standard">
      <style:text-properties officeooo:rsid="000a8ad2" officeooo:paragraph-rsid="000a8ad2" fo:background-color="#ff3300"/>
    </style:style>
    <style:style style:name="P64" style:family="paragraph" style:parent-style-name="Standard">
      <style:text-properties fo:font-size="18pt" officeooo:rsid="003064e5" officeooo:paragraph-rsid="003064e5" fo:background-color="#ffff00" style:font-size-asian="18pt" style:font-size-complex="18pt"/>
    </style:style>
    <style:style style:name="P65" style:family="paragraph" style:parent-style-name="Standard">
      <style:text-properties fo:font-size="18pt" officeooo:rsid="001ba1cc" officeooo:paragraph-rsid="001ba1cc" fo:background-color="#ffff00" style:font-size-asian="18pt" style:font-size-complex="18pt"/>
    </style:style>
    <style:style style:name="P66" style:family="paragraph" style:parent-style-name="Standard">
      <style:text-properties fo:font-size="18pt" officeooo:rsid="003bc817" officeooo:paragraph-rsid="003bc817" fo:background-color="#ff3300" style:font-size-asian="18pt" style:font-size-complex="18pt"/>
    </style:style>
    <style:style style:name="P67" style:family="paragraph" style:parent-style-name="Standard">
      <style:text-properties fo:font-size="15pt" officeooo:rsid="001ba1cc" officeooo:paragraph-rsid="0038f09f" style:font-size-asian="15pt" style:font-size-complex="15pt"/>
    </style:style>
    <style:style style:name="P68" style:family="paragraph" style:parent-style-name="Standard">
      <style:text-properties fo:color="#800080" officeooo:rsid="0038f09f" officeooo:paragraph-rsid="001d37e5" fo:background-color="#66ff00"/>
    </style:style>
    <style:style style:name="P69" style:family="paragraph" style:parent-style-name="Standard">
      <style:text-properties fo:font-size="18pt" officeooo:rsid="0032af01" officeooo:paragraph-rsid="0032af01" fo:background-color="#ffff00" style:font-size-asian="18pt" style:font-size-complex="18pt"/>
    </style:style>
    <style:style style:name="P70" style:family="paragraph" style:parent-style-name="Standard">
      <style:text-properties fo:font-size="14pt" officeooo:rsid="0032af01" officeooo:paragraph-rsid="003feda4" fo:background-color="transparent" style:font-size-asian="14pt" style:font-size-complex="14pt"/>
    </style:style>
    <style:style style:name="T1" style:family="text">
      <style:text-properties officeooo:rsid="0007a4a6"/>
    </style:style>
    <style:style style:name="T2" style:family="text">
      <style:text-properties fo:color="#00a933" officeooo:rsid="0007a4a6"/>
    </style:style>
    <style:style style:name="T3" style:family="text">
      <style:text-properties fo:color="#00a933" officeooo:rsid="000a8ad2"/>
    </style:style>
    <style:style style:name="T4" style:family="text">
      <style:text-properties fo:color="#00a933" officeooo:rsid="001956db"/>
    </style:style>
    <style:style style:name="T5" style:family="text">
      <style:text-properties fo:color="#00a933" officeooo:rsid="001d37e5"/>
    </style:style>
    <style:style style:name="T6" style:family="text">
      <style:text-properties officeooo:rsid="000a8ad2"/>
    </style:style>
    <style:style style:name="T7" style:family="text">
      <style:text-properties fo:color="#2a6099"/>
    </style:style>
    <style:style style:name="T8" style:family="text">
      <style:text-properties fo:color="#2a6099" officeooo:rsid="000c4d88"/>
    </style:style>
    <style:style style:name="T9" style:family="text">
      <style:text-properties fo:color="#2a6099" officeooo:rsid="0007a4a6"/>
    </style:style>
    <style:style style:name="T10" style:family="text">
      <style:text-properties fo:color="#2a6099" officeooo:rsid="0008c997"/>
    </style:style>
    <style:style style:name="T11" style:family="text">
      <style:text-properties fo:color="#2a6099" officeooo:rsid="000a8ad2"/>
    </style:style>
    <style:style style:name="T12" style:family="text">
      <style:text-properties fo:color="#2a6099" officeooo:rsid="001ba1cc"/>
    </style:style>
    <style:style style:name="T13" style:family="text">
      <style:text-properties fo:color="#2a6099" officeooo:rsid="00072d35"/>
    </style:style>
    <style:style style:name="T14" style:family="text">
      <style:text-properties fo:color="#2a6099" officeooo:rsid="0007a4a6" fo:background-color="#ffff00" loext:char-shading-value="0"/>
    </style:style>
    <style:style style:name="T15" style:family="text">
      <style:text-properties fo:color="#000000" fo:font-size="18pt" officeooo:rsid="00143699" fo:background-color="#ffff00" loext:char-shading-value="0" style:font-size-asian="18pt" style:font-size-complex="18pt"/>
    </style:style>
    <style:style style:name="T16" style:family="text">
      <style:text-properties officeooo:rsid="00138eb3"/>
    </style:style>
    <style:style style:name="T17" style:family="text">
      <style:text-properties style:text-position="super 58%"/>
    </style:style>
    <style:style style:name="T18" style:family="text">
      <style:text-properties fo:color="#800080"/>
    </style:style>
    <style:style style:name="T19" style:family="text">
      <style:text-properties fo:color="#800080" officeooo:rsid="00138eb3"/>
    </style:style>
    <style:style style:name="T20" style:family="text">
      <style:text-properties fo:color="#800080" officeooo:rsid="00072d35"/>
    </style:style>
    <style:style style:name="T21" style:family="text">
      <style:text-properties fo:color="#800080" officeooo:rsid="00209438"/>
    </style:style>
    <style:style style:name="T22" style:family="text">
      <style:text-properties fo:color="#800080" officeooo:rsid="002b6af5"/>
    </style:style>
    <style:style style:name="T23" style:family="text">
      <style:text-properties fo:color="#800080" fo:font-weight="bold" officeooo:rsid="00138eb3" style:font-weight-asian="bold" style:font-weight-complex="bold"/>
    </style:style>
    <style:style style:name="T24" style:family="text">
      <style:text-properties fo:color="#800080" officeooo:rsid="00370575"/>
    </style:style>
    <style:style style:name="T25" style:family="text">
      <style:text-properties fo:color="#800080" officeooo:rsid="00370cef"/>
    </style:style>
    <style:style style:name="T26" style:family="text">
      <style:text-properties fo:color="#800080" fo:font-size="18pt" fo:font-weight="bold" officeooo:rsid="00072d35" fo:background-color="#ff3300" loext:char-shading-value="0" style:font-size-asian="18pt" style:font-weight-asian="bold" style:font-size-complex="18pt" style:font-weight-complex="bold"/>
    </style:style>
    <style:style style:name="T27" style:family="text">
      <style:text-properties fo:color="#800080" fo:font-size="18pt" fo:font-weight="bold" officeooo:rsid="00138eb3" fo:background-color="#ff3300" loext:char-shading-value="0" style:font-size-asian="18pt" style:font-weight-asian="bold" style:font-size-complex="18pt" style:font-weight-complex="bold"/>
    </style:style>
    <style:style style:name="T28" style:family="text">
      <style:text-properties fo:color="#800080" fo:font-size="18pt" officeooo:rsid="00138eb3" style:font-size-asian="18pt" style:font-size-complex="18pt"/>
    </style:style>
    <style:style style:name="T29" style:family="text">
      <style:text-properties officeooo:rsid="00143699"/>
    </style:style>
    <style:style style:name="T30" style:family="text">
      <style:text-properties officeooo:rsid="0008c997"/>
    </style:style>
    <style:style style:name="T31" style:family="text">
      <style:text-properties officeooo:rsid="001956db"/>
    </style:style>
    <style:style style:name="T32" style:family="text">
      <style:text-properties officeooo:rsid="001ab63d"/>
    </style:style>
    <style:style style:name="T33" style:family="text">
      <style:text-properties fo:color="#0339aa"/>
    </style:style>
    <style:style style:name="T34" style:family="text">
      <style:text-properties fo:color="#0339aa" officeooo:rsid="001ab63d"/>
    </style:style>
    <style:style style:name="T35" style:family="text">
      <style:text-properties officeooo:rsid="001ba1cc"/>
    </style:style>
    <style:style style:name="T36" style:family="text">
      <style:text-properties officeooo:rsid="00072d35"/>
    </style:style>
    <style:style style:name="T37" style:family="text">
      <style:text-properties officeooo:rsid="001d37e5"/>
    </style:style>
    <style:style style:name="T38" style:family="text">
      <style:text-properties officeooo:rsid="001e986f"/>
    </style:style>
    <style:style style:name="T39" style:family="text">
      <style:text-properties officeooo:rsid="0023860f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2ff3df"/>
    </style:style>
    <style:style style:name="T42" style:family="text">
      <style:text-properties fo:background-color="#ffff00" loext:char-shading-value="0"/>
    </style:style>
    <style:style style:name="T43" style:family="text">
      <style:text-properties officeooo:rsid="00072d35" fo:background-color="#ffff00" loext:char-shading-value="0"/>
    </style:style>
    <style:style style:name="T44" style:family="text">
      <style:text-properties officeooo:rsid="00138eb3" fo:background-color="#ffff00" loext:char-shading-value="0"/>
    </style:style>
    <style:style style:name="T45" style:family="text">
      <style:text-properties officeooo:rsid="001ab63d" fo:background-color="#ffff00" loext:char-shading-value="0"/>
    </style:style>
    <style:style style:name="T46" style:family="text">
      <style:text-properties officeooo:rsid="0008c997" fo:background-color="#ffff00" loext:char-shading-value="0"/>
    </style:style>
    <style:style style:name="T47" style:family="text">
      <style:text-properties officeooo:rsid="003064e5" fo:background-color="#ffff00" loext:char-shading-value="0"/>
    </style:style>
    <style:style style:name="T48" style:family="text">
      <style:text-properties officeooo:rsid="003106de" fo:background-color="#ffff00" loext:char-shading-value="0"/>
    </style:style>
    <style:style style:name="T49" style:family="text">
      <style:text-properties officeooo:rsid="003064e5"/>
    </style:style>
    <style:style style:name="T50" style:family="text">
      <style:text-properties fo:background-color="#ffff66" loext:char-shading-value="0"/>
    </style:style>
    <style:style style:name="T51" style:family="text">
      <style:text-properties officeooo:rsid="000a8ad2" fo:background-color="#ffff66" loext:char-shading-value="0"/>
    </style:style>
    <style:style style:name="T52" style:family="text">
      <style:text-properties fo:background-color="#ff3300" loext:char-shading-value="0"/>
    </style:style>
    <style:style style:name="T53" style:family="text">
      <style:text-properties officeooo:rsid="003106de"/>
    </style:style>
    <style:style style:name="T54" style:family="text">
      <style:text-properties officeooo:rsid="003064e5" fo:background-color="transparent" loext:char-shading-value="0"/>
    </style:style>
    <style:style style:name="T55" style:family="text">
      <style:text-properties fo:background-color="#66ff00" loext:char-shading-value="0"/>
    </style:style>
    <style:style style:name="T56" style:family="text">
      <style:text-properties officeooo:rsid="0038f09f" fo:background-color="#66ff00" loext:char-shading-value="0"/>
    </style:style>
    <style:style style:name="T57" style:family="text">
      <style:text-properties fo:font-size="18pt" style:font-size-asian="18pt" style:font-size-complex="18pt"/>
    </style:style>
    <style:style style:name="T58" style:family="text">
      <style:text-properties fo:font-size="18pt" officeooo:rsid="0007a4a6" style:font-size-asian="18pt" style:font-size-complex="18pt"/>
    </style:style>
    <style:style style:name="T59" style:family="text">
      <style:text-properties fo:font-size="18pt" fo:background-color="#ffff00" loext:char-shading-value="0" style:font-size-asian="18pt" style:font-size-complex="18pt"/>
    </style:style>
    <style:style style:name="T60" style:family="text">
      <style:text-properties fo:font-size="18pt" officeooo:rsid="00072d35" fo:background-color="#ffff00" loext:char-shading-value="0" style:font-size-asian="18pt" style:font-size-complex="18pt"/>
    </style:style>
    <style:style style:name="T61" style:family="text">
      <style:text-properties fo:font-size="18pt" officeooo:rsid="0038f09f" fo:background-color="#ffff00" loext:char-shading-value="0" style:font-size-asian="18pt" style:font-size-complex="18pt"/>
    </style:style>
    <style:style style:name="T62" style:family="text">
      <style:text-properties fo:font-size="18pt" officeooo:rsid="0007a4a6" fo:background-color="#ffff00" loext:char-shading-value="0" style:font-size-asian="18pt" style:font-size-complex="18pt"/>
    </style:style>
    <style:style style:name="T63" style:family="text">
      <style:text-properties fo:font-size="18pt" officeooo:rsid="00143699" fo:background-color="#ffff00" loext:char-shading-value="0" style:font-size-asian="18pt" style:font-size-complex="18pt"/>
    </style:style>
    <style:style style:name="T64" style:family="text">
      <style:text-properties fo:font-size="18pt" officeooo:rsid="0008c997" fo:background-color="#ffff00" loext:char-shading-value="0" style:font-size-asian="18pt" style:font-size-complex="18pt"/>
    </style:style>
    <style:style style:name="T65" style:family="text">
      <style:text-properties fo:font-size="18pt" officeooo:rsid="003064e5" fo:background-color="#ffff00" loext:char-shading-value="0" style:font-size-asian="18pt" style:font-size-complex="18pt"/>
    </style:style>
    <style:style style:name="T66" style:family="text">
      <style:text-properties officeooo:rsid="003e6b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On est plutot content du résultat. c’est fonctionnel, qualitatif, en ligne. Et on va meme directement aller jouer avec</text:p>
      <text:p text:style-name="P52">Et ce qu’on vous propose, c’est d’aller tout de suite jouer avec</text:p>
      <text:p text:style-name="P26"/>
      <text:p text:style-name="P26"><text:s text:c="10"/></text:p>
      <text:p text:style-name="P25">1ere voix : fonctio<text:span text:style-name="T37">n</text:span>nalités</text:p>
      <text:p text:style-name="P12">vert</text:p>
      <text:p text:style-name="P44">champ à remplir</text:p>
      <text:p text:style-name="P42">texte à mettre dans les champs</text:p>
      <text:p text:style-name="P42">BOUTON</text:p>
      <text:p text:style-name="P42"/>
      <text:p text:style-name="P42"/>
      <text:p text:style-name="P25">2<text:span text:style-name="T17">e</text:span> voix : <text:span text:style-name="T37">+ </text:span>technique</text:p>
      <text:p text:style-name="P28">violet</text:p>
      <text:p text:style-name="P39"/>
      <text:h text:style-name="Heading_20_1" text:outline-level="1">Persona 1 : <text:span text:style-name="T38">Homer</text:span></text:h>
      <text:p text:style-name="P27"/>
      <text:p text:style-name="P54">=====================================================================</text:p>
      <text:p text:style-name="P10">=&gt; nouvel utilisateur</text:p>
      <text:p text:style-name="P1">INSCRIPTION</text:p>
      <text:p text:style-name="P25">Voix</text:p>
      <text:p text:style-name="P10">=&gt;<text:span text:style-name="T39">français</text:span> ou anglais ?</text:p>
      <text:p text:style-name="P14"/>
      <text:p text:style-name="P38"><text:span text:style-name="T23">=&gt; </text:span><text:span text:style-name="T26">I</text:span><text:span text:style-name="T27">nternationalisation</text:span><text:span text:style-name="T28"> </text:span></text:p>
      <text:p text:style-name="P10">=&gt;<text:span text:style-name="T39">français</text:span></text:p>
      <text:p text:style-name="P1"><text:span text:style-name="T7">nom: </text:span><text:span text:style-name="T59">Simpson</text:span></text:p>
      <text:p text:style-name="P1"><text:span text:style-name="T7">Prénom :</text:span> <text:span text:style-name="T59">Homer</text:span><text:span text:style-name="T61">2</text:span></text:p>
      <text:p text:style-name="P1"/>
      <text:p text:style-name="P35">=&gt; filtres par JavaScript, et au niveau du back (notamment pour vérifier que ce<text:span text:style-name="T29">t</text:span> <text:span text:style-name="T29">e</text:span>mail n’est pas déjà utilisé)</text:p>
      <text:p text:style-name="P29"/>
      <text:p text:style-name="P38"><text:span text:style-name="T13">email :</text:span><text:span text:style-name="T36"> </text:span><text:span text:style-name="T60">hs@dawan.fr</text:span></text:p>
      <text:p text:style-name="P38"><text:span text:style-name="T13">confirmation : </text:span><text:span text:style-name="T43">hs@dawan.fr</text:span></text:p>
      <text:p text:style-name="P1"><text:span text:style-name="T7">Pseudo :</text:span> <text:span text:style-name="T59">Donut</text:span></text:p>
      <text:p text:style-name="P1"><text:span text:style-name="T7">Mot de passe : </text:span><text:span text:style-name="T42">1234</text:span></text:p>
      <text:p text:style-name="P1"><text:span text:style-name="T7">confirmation : </text:span><text:span text:style-name="T42">123</text:span><text:span text:style-name="T44">4</text:span></text:p>
      <text:p text:style-name="P34"/>
      <text:p text:style-name="P53"><text:span text:style-name="T18">=&gt; L</text:span><text:span text:style-name="T19">e mot de passe est chiffré en base de donnée. Une fois le chiffrement effectué au moment de l’inscription, il n’y a pas de déc</text:span><text:span text:style-name="T22">hiffrement</text:span><text:span text:style-name="T19"> possible.</text:span></text:p>
      <text:p text:style-name="P34"/>
      <text:p text:style-name="P1">VALIDER</text:p>
      <text:p text:style-name="P54">=====================================================================</text:p>
      <text:p text:style-name="P1">– <text:span text:style-name="T16">retour écran connexion –</text:span></text:p>
      <text:p text:style-name="P61"><text:span text:style-name="T20">=&gt; </text:span><text:span text:style-name="T21">L’identifiant est pré-rempli lors du retour à l’écran connexion</text:span></text:p>
      <text:p text:style-name="P62"><text:span text:style-name="T21">A</text:span><text:span text:style-name="T18">UTHENTIFICATION <text:s text:c="5"/></text:span><text:span text:style-name="T24">via algorithme de hachage </text:span><text:span text:style-name="T25">(API Bcrypt) </text:span><text:span text:style-name="T24">non revercible </text:span></text:p>
      <text:p text:style-name="P7"><text:span text:style-name="T7">mot de pass</text:span><text:span text:style-name="T8">e</text:span><text:span text:style-name="T7"> : </text:span>1234</text:p>
      <text:p text:style-name="P28"/>
      <text:p text:style-name="P28"/>
      <text:p text:style-name="P7"><text:soft-page-break/>CONNEXION</text:p>
      <text:p text:style-name="P54">=====================================================================</text:p>
      <text:p text:style-name="P54"/>
      <text:p text:style-name="P5"><text:span text:style-name="T2">=&gt; QuizizSkillz est axé c</text:span><text:span text:style-name="T5">réateur</text:span><text:span text:style-name="T2">. On va donc s’inscrire comme c</text:span><text:span text:style-name="T5">réateur de QCM</text:span></text:p>
      <text:p text:style-name="P54">=====================================================================</text:p>
      <text:p text:style-name="P50">INSCRIPTION CREATEUR</text:p>
      <text:p text:style-name="P5"><text:span text:style-name="T9">présentation :</text:span><text:span text:style-name="T14"> </text:span><text:span text:style-name="T62">amateur de streetfood habitant Springfeild.</text:span></text:p>
      <text:p text:style-name="P2"><text:span text:style-name="T7">expertise :</text:span><text:span text:style-name="T42"> </text:span><text:span text:style-name="T59">donuts, pizza</text:span></text:p>
      <text:p text:style-name="P2">VALIDER</text:p>
      <text:p text:style-name="P54">=====================================================================</text:p>
      <text:p text:style-name="P11">=&gt; on va créer notre <text:span text:style-name="T16">première</text:span> question</text:p>
      <text:p text:style-name="P60">GESTION DES QUESTIONS</text:p>
      <text:p text:style-name="P55">=====================================================================</text:p>
      <text:p text:style-name="P2">CREER QUESTION</text:p>
      <text:p text:style-name="P5"><text:span text:style-name="T7">intitulé :</text:span> <text:span text:style-name="T59">Quel est le meilleur parfum pour un donut ?</text:span></text:p>
      <text:p text:style-name="P2"><text:span text:style-name="T7">Statut :</text:span> en construction</text:p>
      <text:p text:style-name="P5"><text:span text:style-name="T7">theme : </text:span><text:span text:style-name="T59">gastronomie</text:span></text:p>
      <text:p text:style-name="P2"><text:span text:style-name="T7">commentaire : </text:span><text:span text:style-name="T59">tout amateur doit savoir </text:span><text:span text:style-name="T63">ç</text:span><text:span text:style-name="T59">a !</text:span></text:p>
      <text:p text:style-name="P31">QuizizSkillz permet d’associer un média (vidéo, image ou son) à une question. Pour le moment, nous ne gérons pas le téléchargement sur les serveurs du site, mais des liens vers du contenu disponible chez n’importe quel hébergeur du Web.</text:p>
      <text:p text:style-name="P31"/>
      <text:p text:style-name="P45">Multimédia :</text:p>
      <text:p text:style-name="P47"><text:span text:style-name="T34">type </text:span><text:span text:style-name="T32">: </text:span><text:span text:style-name="T45">image</text:span></text:p>
      <text:p text:style-name="P48"><text:span text:style-name="T33">vignette </text:span>: </text:p>
      <text:p text:style-name="P48"><text:span text:style-name="T33">cible </text:span>: </text:p>
      <text:p text:style-name="P64">http://sf.co.ua/12/08/wallpaper-2103323.jpg</text:p>
      <text:p text:style-name="P48"><text:span text:style-name="T33">légende </text:span>:<text:span text:style-name="T57"> </text:span><text:span text:style-name="T59">Doh ! Nut...</text:span></text:p>
      <text:p text:style-name="P2">VALIDER</text:p>
      <text:p text:style-name="P2"/>
      <text:p text:style-name="P4">AJOUTER UNE REPONSE</text:p>
      <text:p text:style-name="P5"><text:span text:style-name="T9">intitulé :</text:span><text:span text:style-name="T1"> </text:span><text:span text:style-name="T62">chocolat</text:span></text:p>
      <text:p text:style-name="P2"><text:span text:style-name="T7">véracité : </text:span>COCHER <text:span text:style-name="T52">CHECKBOX</text:span></text:p>
      <text:p text:style-name="P5"><text:span text:style-name="T9">commentaire : </text:span><text:span text:style-name="T62">y’a pas mieux !</text:span></text:p>
      <text:p text:style-name="P2">VALIDER</text:p>
      <text:p text:style-name="P3">AJOUTER UNE REPONSE</text:p>
      <text:p text:style-name="P6"><text:span text:style-name="T9">intitulé : </text:span><text:span text:style-name="T62">épinard</text:span></text:p>
      <text:p text:style-name="P3">(ne pas cocher)</text:p>
      <text:p text:style-name="P6"><text:span text:style-name="T9">commentaire :</text:span><text:span text:style-name="T58"> </text:span><text:span text:style-name="T62">pas bon !</text:span></text:p>
      <text:p text:style-name="P3">VALIDER</text:p>
      <text:p text:style-name="P3"/>
      <text:p text:style-name="P63"><text:span text:style-name="T7">Statut : </text:span>Disponible</text:p>
      <text:p text:style-name="P62">partage des question avec la communauté</text:p>
      <text:p text:style-name="P7">RETOUR A LA LISTE</text:p>
      <text:p text:style-name="P55">=====================================================================</text:p>
      <text:p text:style-name="P59"><text:soft-page-break/>GESTION DES QCM</text:p>
      <text:p text:style-name="P8">CREER QC<text:span text:style-name="T6">M</text:span></text:p>
      <text:p text:style-name="P40"><text:span text:style-name="T10">sujet :</text:span><text:span text:style-name="T30"> </text:span><text:span text:style-name="T46">Q</text:span><text:span text:style-name="T64">uizizSkillz Méthodologie [Q</text:span><text:span text:style-name="T65">O</text:span><text:span text:style-name="T64">rdonnees]</text:span></text:p>
      <text:p text:style-name="P30">[Q<text:span text:style-name="T49">O</text:span>rdonnees] nous permet d’avoir nos questions dans l’ordre au moment du QCM, ce qui nous sera utile pour la suite de la présentation.</text:p>
      <text:p text:style-name="P32">Un bouton remplissant la même fonction pourra cependant être mis en place par la suite.</text:p>
      <text:p text:style-name="P40"><text:span text:style-name="T12">t</text:span><text:span text:style-name="T11">heme : </text:span><text:span text:style-name="T15">QuizizSkillz</text:span></text:p>
      <text:p text:style-name="P18"><text:span text:style-name="T7">statut : </text:span>en construction</text:p>
      <text:p text:style-name="P18">VALIDER</text:p>
      <text:p text:style-name="P18">EDIT</text:p>
      <text:p text:style-name="P41"/>
      <text:p text:style-name="P41"><text:span text:style-name="T35">Multimédia</text:span> :</text:p>
      <text:p text:style-name="P49"><text:span text:style-name="T33">type </text:span>: <text:span text:style-name="T47">vidéo</text:span></text:p>
      <text:p text:style-name="P51"><text:span text:style-name="T33">vignette </text:span>: <text:s text:c="3"/></text:p>
      <text:p text:style-name="P67"><text:span text:style-name="T47">https://homer.iguane.org/wpLaurent/wp-content/uploads/2020/05/flyer-v1.jpg</text:span><text:span text:style-name="T42"> </text:span><text:s/></text:p>
      <text:p text:style-name="P49"><text:span text:style-name="T33">cible </text:span>: </text:p>
      <text:p text:style-name="P56"><text:a xlink:type="simple" xlink:href="https://homer.iguane.org/medialb/pres1quizizskillz.mp4" text:style-name="Internet_20_link" text:visited-style-name="Visited_20_Internet_20_Link"><text:span text:style-name="T54">https://homer.iguane.org/medialb/pres1quizizskillz.mp4</text:span></text:a></text:p>
      <text:p text:style-name="P69"><text:a xlink:type="simple" xlink:href="https://homer.iguane.org/medialb/presTest2.mp4" text:style-name="Internet_20_link" text:visited-style-name="Visited_20_Internet_20_Link">https://homer.iguane.org/medialb/presTest</text:a><text:a xlink:type="simple" xlink:href="https://homer.iguane.org/medialb/presTest2.mp4" text:style-name="Internet_20_link" text:visited-style-name="Visited_20_Internet_20_Link"><text:span text:style-name="T66">2.</text:span></text:a><text:a xlink:type="simple" xlink:href="https://homer.iguane.org/medialb/presTest2.mp4" text:style-name="Internet_20_link" text:visited-style-name="Visited_20_Internet_20_Link">mp4</text:a></text:p>
      <text:p text:style-name="P69"/>
      <text:p text:style-name="P70">https://homer.iguane.org/medialb/presTest<text:span text:style-name="T66">2.</text:span>mp4</text:p>
      <text:p text:style-name="P49"><text:span text:style-name="T33">légende </text:span>:</text:p>
      <text:p text:style-name="P65">QuizizSkillz</text:p>
      <text:p text:style-name="P41"/>
      <text:p text:style-name="P55">=====================================================================</text:p>
      <text:p text:style-name="P18">AJOUT/SUPPRESSION DE QUESTIONS</text:p>
      <text:p text:style-name="P20">A<text:span text:style-name="T35">JOUTER UNE QUESTION</text:span></text:p>
      <text:p text:style-name="P36">Les filtres sont géré en <text:span text:style-name="T35">Back en </text:span>Java, par les parties contrôleur et service. Du JavaScript <text:span text:style-name="T35">en Front n</text:span>ous permet d’afficher ou non les réponses d’une question, pour faciliter la lecture du tableau.</text:p>
      <text:p text:style-name="P18">COCHER CHECKBOX « mes questions »</text:p>
      <text:p text:style-name="P18">ajouter la <text:span text:style-name="T50">question des donuts</text:span></text:p>
      <text:p text:style-name="P19"><text:span text:style-name="T31">DE</text:span>COCHER CHECKBOX</text:p>
      <text:p text:style-name="P40"><text:span text:style-name="T11">rechercher :</text:span><text:span text:style-name="T51">QuizizSkillz</text:span></text:p>
      <text:p text:style-name="P62"><text:span text:style-name="T6">b</text:span>outon détail Q34 et parler de cette fonctionnalités</text:p>
      <text:p text:style-name="P62"/>
      <text:p text:style-name="P62">parler du lien mail de cet ecran</text:p>
      <text:p text:style-name="P40"><text:span text:style-name="T3">=&gt; on retrouve </text:span><text:span text:style-name="T4">les questions pour le QCM méthodo </text:span></text:p>
      <text:p text:style-name="P13">=&gt; on est sur du collaboratif ; ne pas réinventer une question qui existe déjà </text:p>
      <text:p text:style-name="P57">SELECT <text:span text:style-name="T50">38, 36 et 39 </text:span><text:s/>(32, 35 et 34)</text:p>
      <text:p text:style-name="P57"/>
      <text:p text:style-name="P57">retour au QCM</text:p>
      <text:p text:style-name="P57">passer en <text:span text:style-name="T52">Disponible</text:span></text:p>
      <text:p text:style-name="P55">=====================================================================</text:p>
      <text:p text:style-name="P58">PASSER UN QCM</text:p>
      <text:p text:style-name="P23">RECHERCHE </text:p>
      <text:p text:style-name="P23">SELECTIONNER <text:s text:c="2"/><text:span text:style-name="T53">on prendra celui que l'on vient de faire, </text:span><text:span text:style-name="T48">Donuts</text:span></text:p>
      <text:p text:style-name="P15"><text:soft-page-break/>=&gt; les infos apparaissent en entête</text:p>
      <text:p text:style-name="P43">multimedia comme support pedagogique</text:p>
      <text:p text:style-name="P46">Arriver sur la première question.</text:p>
      <text:p text:style-name="P68"/>
      <text:p text:style-name="P46">Répondre à la question.</text:p>
      <text:p text:style-name="P16">=&gt; correction et affichage des commentaires</text:p>
      <text:p text:style-name="P16"/>
      <text:p text:style-name="P37">=&gt; <text:span text:style-name="T55">bouton signaler, </text:span><text:span text:style-name="T56">X3 pour messagerie</text:span></text:p>
      <text:p text:style-name="P33"><text:span text:style-name="T40">Faire remarquer que ce n’est pas la même interface que précédemment.</text:span> </text:p>
      <text:p text:style-name="P21">Retour au ppt (<text:span text:style-name="T41">après </text:span>1 seule question)</text:p>
      <text:p text:style-name="P21"/>
      <text:p text:style-name="P9"/>
      <text:p text:style-name="P66">Vincent va parler des deux visuels</text:p>
      <text:p text:style-name="P7">------------- <text:span text:style-name="T16">Fin démo -----------------------</text:span></text:p>
      <text:p text:style-name="P24"/>
      <text:p text:style-name="P22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8:17:10.631000000</meta:creation-date>
    <dc:date>2020-05-28T11:18:53.519000000</dc:date>
    <meta:editing-duration>PT16H15M31S</meta:editing-duration>
    <meta:editing-cycles>16</meta:editing-cycles>
    <meta:generator>LibreOffice/4.3.7.2$Windows_x86 LibreOffice_project/8a35821d8636a03b8bf4e15b48f59794652c68ba</meta:generator>
    <meta:document-statistic meta:table-count="0" meta:image-count="0" meta:object-count="0" meta:page-count="4" meta:paragraph-count="120" meta:word-count="593" meta:character-count="4374" meta:non-whitespace-character-count="3865"/>
  </office:meta>
</office:document-meta>
</file>